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67e" officeooo:paragraph-rsid="001e267e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hough Scala had extensive support for functional programming from its inception, Java remained a purely object oriented language until the inclusion of <text:a xlink:type="simple" xlink:href="https://en.wikipedia.org/wiki/Anonymous_function">lambda expressions</text:a> with <text:a xlink:type="simple" xlink:href="https://en.wikipedia.org/wiki/Java_8">Java 8</text:a> in 2014.</text:p>
      <text:p text:style-name="P1"/>
      <text:p text:style-name="P1"/>
      <text:p text:style-name="P1"/>
      <text:p text:style-name="P1">El <text:span text:style-name="T1">bytecode</text:span> (o <text:span text:style-name="T1">byte-code</text:span>) és un codi intermedi més abstracte que el <text:a xlink:type="simple" xlink:href="https://ca.wikipedia.org/wiki/Codi_màquina">codi màquina</text:a>. Habitualment és tractat com un <text:a xlink:type="simple" xlink:href="https://ca.wikipedia.org/w/index.php?title=Fitxer_binari&amp;action=edit&amp;redlink=1">fitxer binari</text:a> que conté un <text:a xlink:type="simple" xlink:href="https://ca.wikipedia.org/w/index.php?title=Programa_executable&amp;action=edit&amp;redlink=1">programa executable</text:a> similar a un mòdul objecte, que és un fitxer binari produït pel <text:a xlink:type="simple" xlink:href="https://ca.wikipedia.org/wiki/Compilador">compilador</text:a> el contingut del qual és el <text:a xlink:type="simple" xlink:href="https://ca.wikipedia.org/wiki/Codi_objecte">codi objecte</text:a> o <text:a xlink:type="simple" xlink:href="https://ca.wikipedia.org/wiki/Codi_màquina">codi màquina</text:a>.</text:p>
      <text:p text:style-name="P1"/>
      <text:p text:style-name="P1">Com a codi intermedi, es tracta d'una forma de sortida utilitzada pels implementadors de llenguatges per reduir la dependència respecte del maquinari específic i facilitar la interpretació. Menys freqüentment s'utilitza el bytecode com a codi intermedi en un compilador. Alguns sistemes, anomenats traductors dinàmics o compiladors «<text:a xlink:type="simple" xlink:href="https://ca.wikipedia.org/w/index.php?title=Just_a_temps&amp;action=edit&amp;redlink=1">just a temps</text:a>» tradueixen el bytecode a codi màquina immediatament abans de la seva execució per millorar la velocitat d'execució</text:p>
      <text:p text:style-name="P1"/>
      <text:p text:style-name="P1">Els programes en bytecode solen ser interpretats per un intèrpret de bytecode (en general anomenat <text:a xlink:type="simple" xlink:href="https://ca.wikipedia.org/wiki/Màquina_virtual">màquina virtual</text:a>, ja que és anàleg a un <text:a xlink:type="simple" xlink:href="https://ca.wikipedia.org/wiki/Ordinador">ordinador</text:a>). El seu avantatge és la seva portabilitat: el mateix codi binari pot ser executat en diferents plataformes i arquitectures. És el mateix avantatge que presenten els <text:a xlink:type="simple" xlink:href="https://ca.wikipedia.org/wiki/Llenguatge_interpretat">llenguatges interpretats</text:a>.</text:p>
      <text:p text:style-name="P1"/>
      <text:p text:style-name="P1"/>
      <text:p text:style-name="P1"/>
      <text:p text:style-name="P1">Scala runs on the Java platform (Java Virtual Machine) and is compatible with existing Java programs.[12] As Android applications are typically supplied as Java bytecode to be translated upon installation, this makes Scala well suited to Android development.[20] Scala also can compile to JavaScript, making it possible to write Scala programs that can run in the browser.[21]</text:p>
      <text:p text:style-name="P1"/>
      <text:p text:style-name="P1">The Scala software distribution, including compiler and libraries, is released under a BSD license.[22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1:31:11.164996386</meta:creation-date>
    <dc:date>2016-05-05T11:34:48.582686628</dc:date>
    <meta:editing-duration>PT3M1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68" meta:character-count="1764" meta:non-whitespace-character-count="1502"/>
  </office:meta>
</office:document-meta>
</file>